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ginx config file</text:h>
      <text:p text:style-name="Text_20_body"/>
      <text:h text:style-name="Heading_20_2" text:outline-level="2">Server</text:h>
      <text:p text:style-name="Text_20_body"/>
      <text:p text:style-name="P1">Default server: <text:span text:style-name="T1">when there are several servers, nginx compares the request's header field “Host” to determine to which server it should address the request. If none match, it reroutes to the server with “default_server”</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 Lm</meta:initial-creator>
    <meta:creation-date>2021-11-09T11:34:42</meta:creation-date>
    <meta:document-statistic meta:table-count="0" meta:image-count="0" meta:object-count="0" meta:page-count="1" meta:paragraph-count="3" meta:word-count="38" meta:character-count="242"/>
    <dc:date>2021-11-09T11:37:19</dc:date>
    <dc:creator>Dd Lm</dc:creator>
    <meta:editing-duration>PT2M39S</meta:editing-duration>
    <meta:editing-cycles>1</meta:editing-cycles>
    <meta:generator>OpenOffice/4.1.5$Unix OpenOffice.org_project/415m1$Build-9789</meta:generator>
  </office:meta>
</office:document-meta>
</file>